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88cm" fo:min-width="5.86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6.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88cm" fo:min-width="7.438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2.15cm"/>
    </style:style>
    <style:style style:name="gr6" style:family="graphic" style:parent-style-name="standard">
      <style:graphic-properties draw:textarea-horizontal-align="justify" draw:textarea-vertical-align="middle" draw:auto-grow-height="false" fo:min-height="1.324cm" fo:min-width="3.971cm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5.8cm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6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0.1cm" svg:height="2.6cm" svg:x="5.3cm" svg:y="5.9cm">
          <text:p text:style-name="P1">DEKLARACJA </text:p>
          <text:p text:style-name="P1">ZMIENNEJ L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9cm" svg:height="2.4cm" svg:x="6.3cm" svg:y="11.2cm">
          <text:p text:style-name="P1">SUMA = 0</text:p>
          <text:p text:style-name="P1">SUMA += L2 % 10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cm" svg:y1="3.9cm" svg:x2="10.3cm" svg:y2="5.9cm">
          <text:p/>
        </draw:line>
        <draw:line draw:style-name="gr3" draw:text-style-name="P2" draw:layer="layout" svg:x1="9.9cm" svg:y1="8.4cm" svg:x2="9.9cm" svg:y2="11.3cm">
          <text:p/>
        </draw:line>
        <draw:custom-shape draw:style-name="gr4" draw:text-style-name="P1" draw:layer="layout" svg:width="8.2cm" svg:height="2.7cm" svg:x="6cm" svg:y="1.2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3cm" svg:height="4.4cm" svg:x="7.3cm" svg:y="15cm">
          <text:p text:style-name="P1">L2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9.9cm" svg:y1="13.6cm" svg:x2="9.9cm" svg:y2="15cm">
          <text:p/>
        </draw:line>
        <draw:custom-shape draw:style-name="gr6" draw:text-style-name="P1" draw:layer="layout" svg:width="7.1cm" svg:height="2.5cm" svg:x="1.6cm" svg:y="20.3cm">
          <text:p text:style-name="P1">POBIERZ L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6.3cm" svg:height="2.6cm" svg:x="1.5cm" svg:y="24.9cm">
          <text:p text:style-name="P1">L2 = int(L2 / 10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7cm" svg:y1="22.8cm" svg:x2="4.7cm" svg:y2="24.9cm">
          <text:p/>
        </draw:line>
        <draw:line draw:style-name="gr3" draw:text-style-name="P2" draw:layer="layout" svg:x1="8.9cm" svg:y1="18.5cm" svg:x2="5.8cm" svg:y2="20.3cm">
          <text:p/>
        </draw:line>
        <draw:custom-shape draw:style-name="gr8" draw:text-style-name="P1" draw:layer="layout" svg:width="6.6cm" svg:height="2.6cm" svg:x="11.8cm" svg:y="20.5cm">
          <text:p text:style-name="P1">print(suma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3cm" svg:y1="18.2cm" svg:x2="15.1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3:04:16.621000000</meta:creation-date>
    <dc:date>2018-10-02T23:15:06.537000000</dc:date>
    <meta:editing-duration>PT10M50S</meta:editing-duration>
    <meta:editing-cycles>1</meta:editing-cycles>
    <meta:document-statistic meta:object-count="13"/>
    <meta:generator>LibreOffice/5.4.2.2$Windows_X86_64 LibreOffice_project/22b09f6418e8c2d508a9eaf86b2399209b0990f4</meta:generator>
  </office:meta>
</office:document-meta>
</file>